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24-02-0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23-02-08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22-02-20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21-02-10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20-02-04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19-02-05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18-02-0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17-02-1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16-02-17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15-02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14-02-1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13-02-21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10-02-2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08-02-22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07-02-2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06-02-28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05-02-25 0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04-02-22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03-02-20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02-02-22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01-02-21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2000-02-2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9-02-2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8-02-2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7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6-02-28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5-02-2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4-03-02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3-02-18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2-02-20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1-02-21 0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0-10-10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0-09-11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0-07-11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90-02-2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9-06-21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9-02-2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8-02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7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6-09-03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6-06-24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6-0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5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5-0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4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84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79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069</text:p>
          </table:table-cell>
          <table:table-cell office:value-type="string" calcext:value-type="string">
            <text:p>1978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